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cannondale elite r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AD12 105</text:p>
          </table:table-cell>
          <table:table-cell/>
          <table:table-cell table:formula="of:=OFFSET([.$A$1];(ROW()-1)*7;0)" office:value-type="string" office:string-value="CAAD12 105" calcext:value-type="string">
            <text:p>CAAD12 105</text:p>
          </table:table-cell>
          <table:table-cell table:formula="of:=OFFSET([.$A$2];(ROW()-1)*7;0)" office:value-type="string" office:string-value="1680" calcext:value-type="string">
            <text:p>168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string" calcext:value-type="string">
            <text:p>1680</text:p>
          </table:table-cell>
          <table:table-cell/>
          <table:table-cell table:formula="of:=OFFSET([.$A$1];(ROW()-1)*7;0)" office:value-type="string" office:string-value="CAAD12 Black Inc." calcext:value-type="string">
            <text:p>CAAD12 Black Inc.</text:p>
          </table:table-cell>
          <table:table-cell table:formula="of:=OFFSET([.$A$2];(ROW()-1)*7;0)" office:value-type="string" office:string-value="5860" calcext:value-type="string">
            <text:p>586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formula="of:=OFFSET([.$A$1];(ROW()-1)*7;0)" office:value-type="string" office:string-value="CAAD12 Disc 105" calcext:value-type="string">
            <text:p>CAAD12 Disc 105</text:p>
          </table:table-cell>
          <table:table-cell table:formula="of:=OFFSET([.$A$2];(ROW()-1)*7;0)" office:value-type="string" office:string-value="1950" calcext:value-type="string">
            <text:p>195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CAAD12 Disc Dura Ace" calcext:value-type="string">
            <text:p>CAAD12 Disc Dura Ace</text:p>
          </table:table-cell>
          <table:table-cell table:formula="of:=OFFSET([.$A$2];(ROW()-1)*7;0)" office:value-type="string" office:string-value="4260" calcext:value-type="string">
            <text:p>426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table:formula="of:=OFFSET([.$A$1];(ROW()-1)*7;0)" office:value-type="string" office:string-value="CAAD12 Disc Ultegra" calcext:value-type="string">
            <text:p>CAAD12 Disc Ultegra</text:p>
          </table:table-cell>
          <table:table-cell table:formula="of:=OFFSET([.$A$2];(ROW()-1)*7;0)" office:value-type="string" office:string-value="2660" calcext:value-type="string">
            <text:p>266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CAAD12 RED" calcext:value-type="string">
            <text:p>CAAD12 RED</text:p>
          </table:table-cell>
          <table:table-cell table:formula="of:=OFFSET([.$A$2];(ROW()-1)*7;0)" office:value-type="string" office:string-value="3200" calcext:value-type="string">
            <text:p>320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SRAM Red" calcext:value-type="string">
            <text:p>SRAM Red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CAAD12 Ultegra" calcext:value-type="string">
            <text:p>CAAD12 Ultegra</text:p>
          </table:table-cell>
          <table:table-cell table:formula="of:=OFFSET([.$A$2];(ROW()-1)*7;0)" office:value-type="string" office:string-value="2240" calcext:value-type="string">
            <text:p>224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CAAD12 Black Inc.</text:p>
          </table:table-cell>
          <table:table-cell/>
          <table:table-cell table:formula="of:=OFFSET([.$A$1];(ROW()-1)*7;0)" office:value-type="string" office:string-value="CAAD8 105" calcext:value-type="string">
            <text:p>CAAD8 105</text:p>
          </table:table-cell>
          <table:table-cell table:formula="of:=OFFSET([.$A$2];(ROW()-1)*7;0)" office:value-type="string" office:string-value="1410" calcext:value-type="string">
            <text:p>141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string" calcext:value-type="string">
            <text:p>5860</text:p>
          </table:table-cell>
          <table:table-cell/>
          <table:table-cell table:formula="of:=OFFSET([.$A$1];(ROW()-1)*7;0)" office:value-type="string" office:string-value="CAAD8 Claris" calcext:value-type="string">
            <text:p>CAAD8 Claris</text:p>
          </table:table-cell>
          <table:table-cell table:formula="of:=OFFSET([.$A$2];(ROW()-1)*7;0)" office:value-type="string" office:string-value="815" calcext:value-type="string">
            <text:p>815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Claris" calcext:value-type="string">
            <text:p>Claris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formula="of:=OFFSET([.$A$1];(ROW()-1)*7;0)" office:value-type="string" office:string-value="CAAD8 Sora" calcext:value-type="string">
            <text:p>CAAD8 Sora</text:p>
          </table:table-cell>
          <table:table-cell table:formula="of:=OFFSET([.$A$2];(ROW()-1)*7;0)" office:value-type="string" office:string-value="1030" calcext:value-type="string">
            <text:p>103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Sora" calcext:value-type="string">
            <text:p>So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CAAD8 Tiagra" calcext:value-type="string">
            <text:p>CAAD8 Tiagra</text:p>
          </table:table-cell>
          <table:table-cell table:formula="of:=OFFSET([.$A$2];(ROW()-1)*7;0)" office:value-type="string" office:string-value="1250" calcext:value-type="string">
            <text:p>1250</text:p>
          </table:table-cell>
          <table:table-cell table:formula="of:=OFFSET([.$A$3];(ROW()-1)*7;0)" office:value-type="string" office:string-value="fork" calcext:value-type="string">
            <text:p>fork</text:p>
          </table:table-cell>
          <table:table-cell table:style-name="ce2" table:formula="of:=OFFSET([.$A$5];(ROW()-1)*7;0)" office:value-type="string" office:string-value="Tiagra" calcext:value-type="string">
            <text:p>Tiagra</text:p>
          </table:table-cell>
        </table:table-row>
        <table:table-row table:style-name="ro1">
          <table:table-cell table:style-name="ce2" office:value-type="string" calcext:value-type="string">
            <text:p>Dura-Ace</text:p>
          </table:table-cell>
          <table:table-cell/>
          <table:table-cell table:formula="of:=OFFSET([.$A$1];(ROW()-1)*7;0)" office:value-type="string" office:string-value="SuperSix EVO 105" calcext:value-type="string">
            <text:p>SuperSix EVO 105</text:p>
          </table:table-cell>
          <table:table-cell table:formula="of:=OFFSET([.$A$2];(ROW()-1)*7;0)" office:value-type="string" office:string-value="2240" calcext:value-type="string">
            <text:p>224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uperSix EVO Black Inc." calcext:value-type="string">
            <text:p>SuperSix EVO Black Inc.</text:p>
          </table:table-cell>
          <table:table-cell table:formula="of:=OFFSET([.$A$2];(ROW()-1)*7;0)" office:value-type="string" office:string-value="12790" calcext:value-type="string">
            <text:p>1279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uperSix EVO Hi-MOD Dura Ace 1" calcext:value-type="string">
            <text:p>SuperSix EVO Hi-MOD Dura Ace 1</text:p>
          </table:table-cell>
          <table:table-cell table:formula="of:=OFFSET([.$A$2];(ROW()-1)*7;0)" office:value-type="string" office:string-value="7990" calcext:value-type="string">
            <text:p>799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office:value-type="string" calcext:value-type="string">
            <text:p>CAAD12 Disc 105</text:p>
          </table:table-cell>
          <table:table-cell/>
          <table:table-cell table:formula="of:=OFFSET([.$A$1];(ROW()-1)*7;0)" office:value-type="string" office:string-value="SuperSix EVO Hi-MOD Dura Ace 2" calcext:value-type="string">
            <text:p>SuperSix EVO Hi-MOD Dura Ace 2</text:p>
          </table:table-cell>
          <table:table-cell table:formula="of:=OFFSET([.$A$2];(ROW()-1)*7;0)" office:value-type="string" office:string-value="5330" calcext:value-type="string">
            <text:p>533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Dura-Ace" calcext:value-type="string">
            <text:p>Dura-Ace</text:p>
          </table:table-cell>
        </table:table-row>
        <table:table-row table:style-name="ro1">
          <table:table-cell table:style-name="ce1" office:value-type="string" calcext:value-type="string">
            <text:p>1950</text:p>
          </table:table-cell>
          <table:table-cell/>
          <table:table-cell table:formula="of:=OFFSET([.$A$1];(ROW()-1)*7;0)" office:value-type="string" office:string-value="SuperSix EVO Hi-MOD Team" calcext:value-type="string">
            <text:p>SuperSix EVO Hi-MOD Team</text:p>
          </table:table-cell>
          <table:table-cell table:formula="of:=OFFSET([.$A$2];(ROW()-1)*7;0)" office:value-type="string" office:string-value="10660" calcext:value-type="string">
            <text:p>106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Dura-Ace Di2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formula="of:=OFFSET([.$A$1];(ROW()-1)*7;0)" office:value-type="string" office:string-value="SuperSix EVO Hi-MOD Ultegra" calcext:value-type="string">
            <text:p>SuperSix EVO Hi-MOD Ultegra</text:p>
          </table:table-cell>
          <table:table-cell table:formula="of:=OFFSET([.$A$2];(ROW()-1)*7;0)" office:value-type="string" office:string-value="4260" calcext:value-type="string">
            <text:p>42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uperSix EVO RED" calcext:value-type="string">
            <text:p>SuperSix EVO RED</text:p>
          </table:table-cell>
          <table:table-cell table:formula="of:=OFFSET([.$A$2];(ROW()-1)*7;0)" office:value-type="string" office:string-value="3940" calcext:value-type="string">
            <text:p>394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SRAM Red" calcext:value-type="string">
            <text:p>SRAM Red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table:formula="of:=OFFSET([.$A$1];(ROW()-1)*7;0)" office:value-type="string" office:string-value="SuperSix EVO Tiagra" calcext:value-type="string">
            <text:p>SuperSix EVO Tiagra</text:p>
          </table:table-cell>
          <table:table-cell table:formula="of:=OFFSET([.$A$2];(ROW()-1)*7;0)" office:value-type="string" office:string-value="1840" calcext:value-type="string">
            <text:p>184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Tiagra" calcext:value-type="string">
            <text:p>Tia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uperSix EVO Ultegra 3" calcext:value-type="string">
            <text:p>SuperSix EVO Ultegra 3</text:p>
          </table:table-cell>
          <table:table-cell table:formula="of:=OFFSET([.$A$2];(ROW()-1)*7;0)" office:value-type="string" office:string-value="3200" calcext:value-type="string">
            <text:p>320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2"/>
          <table:table-cell table:formula="of:=OFFSET([.$A$1];(ROW()-1)*7;0)" office:value-type="string" office:string-value="SuperSix EVO Ultegra 4" calcext:value-type="string">
            <text:p>SuperSix EVO Ultegra 4</text:p>
          </table:table-cell>
          <table:table-cell table:formula="of:=OFFSET([.$A$2];(ROW()-1)*7;0)" office:value-type="string" office:string-value="2660" calcext:value-type="string">
            <text:p>2660</text:p>
          </table:table-cell>
          <table:table-cell table:formula="of:=OFFSET([.$A$3];(ROW()-1)*7;0)" office:value-type="string" office:string-value="all" calcext:value-type="string">
            <text:p>all</text:p>
          </table:table-cell>
          <table:table-cell table:style-name="ce2" table:formula="of:=OFFSET([.$A$5];(ROW()-1)*7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CAAD12 Disc Dura A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4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12 Disc Ulteg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12 R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12 Ulteg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8 1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8 Clari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lari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8 So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o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AD8 Tiag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1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Black Inc.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7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Hi-MOD Dura Ace 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7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Hi-MOD Dura Ace 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ura-A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Hi-MOD Tea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ura-Ace Di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Hi-MOD Ulteg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4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R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9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Tiag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ia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Ultegra 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ltegr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perSix EVO Ultegra 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ltegra</text:p>
          </table:table-cell>
          <table:table-cell table:number-columns-repeated="5"/>
        </table:table-row>
      </table:table>
      <table:table table:name="values only" table:style-name="ta1">
        <table:table-column table:style-name="co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office:value-type="string" calcext:value-type="string">
            <text:p>CAAD12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Black Inc.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Disc 10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Disc Dura A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Disc Ultegr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RED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Ultegr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168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58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195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42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26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32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224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AD8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Six EVO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lack Inc.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i-MOD Dura Ace 1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i-MOD Dura Ace 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i-MOD Team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Hi-MOD Ultegra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ltegra 3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Ultegra 4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2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AM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05:20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08:13.096000000</dc:date>
    <meta:editing-duration>PT7M41S</meta:editing-duration>
    <meta:editing-cycles>4</meta:editing-cycles>
    <meta:generator>LibreOffice/5.0.5.2$Windows_X86_64 LibreOffice_project/55b006a02d247b5f7215fc6ea0fde844b30035b3</meta:generator>
    <meta:document-statistic meta:table-count="2" meta:cell-count="255" meta:object-count="0"/>
  </office:meta>
</office:document-meta>
</file>